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Imio_20_texte_20_date">
      <style:paragraph-properties fo:text-align="start" style:justify-single-word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91e29"/>
    </style:style>
    <style:style style:name="T2" style:family="text">
      <style:text-properties officeooo:rsid="00436e41"/>
    </style:style>
    <style:style style:name="T3" style:family="text">
      <style:text-properties officeooo:rsid="0046133a"/>
    </style:style>
    <style:style style:name="T4" style:family="text">
      <style:text-properties officeooo:rsid="0058e2da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Imio_20_tableau_20_exp"><office:annotation><dc:creator>sge</dc:creator><dc:date>2017-04-04T09:21:14</dc:date><text:p text:style-name="P2"><text:span text:style-name="T5">do cell with sender=view.get_sender(); hp=sender['hp']; hp_infos=view.get_ctct_det(hp); person=sender['person']</text:span></text:p></office:annotation><text:span text:style-name="T2">Expéditeur : </text:span><text:span text:style-name="T2"><text:text-input text:description="">view.fmt(person.firstname)</text:text-input></text:span><text:span text:style-name="T2"><text:text-input text:description="">person.lastname</text:text-input></text:span></text:p>
            <text:p text:style-name="Imio_20_tableau_20_exp"><office:annotation><dc:creator>sge</dc:creator><dc:date>2017-04-21T15:38:05</dc:date><text:p text:style-name="P2"><text:span text:style-name="T5">do text if hp.label.strip()</text:span></text:p></office:annotation><text:text-input text:description="">hp.label</text:text-input></text:p>
            <text:p text:style-name="Imio_20_tableau_20_exp"><office:annotation><dc:creator>sge</dc:creator><dc:date>2017-04-21T15:49:36</dc:date><text:p text:style-name="P2"><text:span text:style-name="T5">do text if hp_infos['email']</text:span></text:p></office:annotation><text:text-input text:description="">hp_infos['email']</text:text-input></text:p>
            <text:p text:style-name="Imio_20_tableau_20_exp"><office:annotation><dc:creator>sge</dc:creator><dc:date>2017-04-26T16:17:48</dc:date><text:p text:style-name="P2"><text:span text:style-name="T6">do text if hp_infos['phone']</text:span></text:p></office:annotation><text:span text:style-name="T3">Tél: </text:span><text:span text:style-name="T3"><text:text-input text:description="">hp_infos['phone']</text:text-input></text:span><text:span text:style-name="T3"><text:text-input text:description="">view.fmt(hp_infos['fax'], ', fax: %s')</text:text-input></text:span></text:p>
            <text:p text:style-name="Imio_20_tableau_20_exp"><office:annotation><dc:creator>sge</dc:creator><dc:date>2017-04-26T16:43:30</dc:date><text:p text:style-name="P2"><text:span text:style-name="T6">do text if 'street' in hp_infos['address'] and hp_infos['address']['street']</text:span></text:p></office:annotation><text:text-input text:description="">view.fmt(hp_infos['address']['number'], '%s, ')</text:text-input><text:text-input text:description="">hp_infos['address']['street']</text:text-input></text:p>
            <text:p text:style-name="Imio_20_tableau_20_exp"><office:annotation><dc:creator>sge</dc:creator><dc:date>2017-04-27T10:50:00</dc:date><text:p text:style-name="P2"><text:span text:style-name="T6">do text if 'zip_code' in hp_infos['address'] and hp_infos['address']['zip_code']</text:span></text:p></office:annotation><text:text-input text:description="">view.fmt(hp_infos['address']['zip_code'], '%s, ')</text:text-input><text:text-input text:description="">hp_infos['address']['city']</text:text-input></text:p>
          </table:table-cell>
          <table:table-cell table:style-name="Tableau1.A1" office:value-type="string">
            <text:p text:style-name="Imio_20_tableau_20_dest"><office:annotation><dc:creator>sge</dc:creator><dc:date>2017-08-04T15:13:24</dc:date><text:p text:style-name="P2"><text:span text:style-name="T5">do cell meta-if </text:span><text:span text:style-name="T6">view.do_mailing()</text:span></text:p><text:p text:style-name="P2"><text:span text:style-name="T5">with rec_infos=view.get_ctct_det(mailed_data)</text:span></text:p></office:annotation>Destinataire :</text:p>
            <text:p text:style-name="Imio_20_tableau_20_dest"><text:conditional-text text:condition="ooow:&quot;view.do_mailing()&quot;" text:string-value-if-true="&quot;view.get_full_title(mailed_data, separator=' - ')&quot;" text:string-value-if-false="">view.get_full_title(mailed_data, separator=' - ')</text:conditional-text></text:p>
            <text:p text:style-name="Imio_20_tableau_20_dest"><text:conditional-text text:condition="ooow:&quot;view.do_mailing()&quot;" text:string-value-if-true="&quot;view.fmt(rec_infos['address'].get('number', ''), fmt='%s, ')&quot;" text:string-value-if-false="">view.fmt(rec_infos['address'].get('number', ''), fmt='%s, ')</text:conditional-text><text:conditional-text text:condition="ooow:&quot;view.do_mailing()&quot;" text:string-value-if-true="&quot;rec_infos['address'].get('street', '')&quot;" text:string-value-if-false="">rec_infos['address'].get('street', '')</text:conditional-text></text:p>
            <text:p text:style-name="Imio_20_tableau_20_dest"><text:conditional-text text:condition="ooow:&quot;view.do_mailing()&quot;" text:string-value-if-true="&quot;view.fmt(rec_infos['address'].get('zip_code',''), fmt='%s, ')&quot;" text:string-value-if-false="">view.fmt(rec_infos['address'].get('zip_code',''), fmt='%s, ')</text:conditional-text><text:conditional-text text:condition="ooow:&quot;view.do_mailing()&quot;" text:string-value-if-true="&quot;rec_infos['address'].get('city','')&quot;" text:string-value-if-false="">rec_infos['address'].get('city','')</text:conditional-text></text:p>
            <text:p text:style-name="Imio_20_tableau_20_dest"><text:conditional-text text:condition="ooow:&quot;view.do_mailing()&quot;" text:string-value-if-true="&quot;rec_infos['address'].get('country')&quot;" text:string-value-if-false="">rec_infos['address'].get('country')</text:conditional-text></text:p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Imio_20_tableau_20_ref">Notre référence : <text:text-input text:description="">view.real_context.internal_reference_no</text:text-input></text:p>
          </table:table-cell>
          <table:table-cell table:style-name="Tableau1.A1" office:value-type="string">
            <text:p text:style-name="Imio_20_tableau_20_ref"><office:annotation><dc:creator>sge</dc:creator><dc:date>2017-04-19T18:05:50</dc:date><text:p text:style-name="P2"><text:span text:style-name="T5">do text if view.real_context.external_reference_no</text:span></text:p></office:annotation>V<text:span text:style-name="T1">otre référence : </text:span><text:span text:style-name="T1"><text:text-input text:description="">view.real_context.external_reference_no</text:text-input></text:span></text:p>
          </table:table-cell>
        </table:table-row>
      </table:table>
      <text:p text:style-name="Text_20_body"/>
      <text:p text:style-name="Imio_20_texte_20_date">Le <text:text-input text:description="">view.display_date(field_name='mail_date')</text:text-input></text:p>
      <text:p text:style-name="P1"/>
      <text:p text:style-name="P1"/>
      <text:p text:style-name="P1"><text:span text:style-name="T4"><text:conditional-text text:condition="ooow:&quot;view.do_mailing()&quot;" text:string-value-if-true="&quot;view.person_title(mailed_data, pers_dft=u'Monsieur', org_dft=u'Madame, Monsieur')&quot;" text:string-value-if-false="">view.person_title(mailed_data, pers_dft=u'Monsieur', org_dft=u'Madame, Monsieur')</text:conditional-text></text:span><text:span text:style-name="T4">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9-28T15:36:42.974269364</dc:date>
    <dc:creator>sge</dc:creator>
    <meta:editing-duration>PT6H43M58S</meta:editing-duration>
    <meta:editing-cycles>61</meta:editing-cycles>
    <meta:document-statistic meta:table-count="1" meta:image-count="0" meta:object-count="0" meta:page-count="1" meta:paragraph-count="15" meta:word-count="75" meta:character-count="850" meta:non-whitespace-character-count="820"/>
  </office:meta>
</office:document-meta>
</file>